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Maus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21.99">
            <text:p>21,9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4.398">
            <text:p>4,4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17.592">
            <text:p>17,5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0.35184">
            <text:p>0,3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17.24016">
            <text:p>17,2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17.24016">
            <text:p>17,2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4.31004">
            <text:p>4,31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21.5502">
            <text:p>21,55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3.23253">
            <text:p>3,23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24.78273">
            <text:p>24,7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0.4956546">
            <text:p>0,5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25.2783846">
            <text:p>25,2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3.79175769">
            <text:p>3,79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29.07014229">
            <text:p>29,07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2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2:16.85</dc:date>
    <meta:editing-duration>PT1M34S</meta:editing-duration>
    <meta:editing-cycles>1</meta:editing-cycles>
    <meta:document-statistic meta:table-count="1" meta:cell-count="38" meta:object-count="0"/>
  </office:meta>
</office:document-meta>
</file>